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officeooo:paragraph-rsid="002d0e72"/>
    </style:style>
    <style:style style:name="P3" style:family="paragraph" style:parent-style-name="Text_20_body">
      <style:paragraph-properties fo:line-height="150%"/>
      <style:text-properties officeooo:paragraph-rsid="00315da9"/>
    </style:style>
    <style:style style:name="P4" style:family="paragraph" style:parent-style-name="Text_20_body">
      <style:paragraph-properties fo:line-height="150%"/>
      <style:text-properties style:font-name="Times New Roman" fo:font-size="12pt" officeooo:paragraph-rsid="002bc50e" style:font-size-asian="12pt" style:font-size-complex="12pt"/>
    </style:style>
    <style:style style:name="P5" style:family="paragraph" style:parent-style-name="Text_20_body">
      <style:paragraph-properties fo:line-height="150%"/>
      <style:text-properties officeooo:paragraph-rsid="00315da9"/>
    </style:style>
    <style:style style:name="P6" style:family="paragraph" style:parent-style-name="Heading_20_1" style:master-page-name="MP0">
      <style:paragraph-properties fo:line-height="150%" style:page-number="auto" fo:break-before="page"/>
    </style:style>
    <style:style style:name="T1" style:family="text">
      <style:text-properties fo:font-variant="normal" fo:text-transform="none" style:text-position="0% 100%" style:font-name="Times New Roman" fo:font-size="12pt" style:text-underline-style="none" fo:font-weight="normal" style:font-size-asian="12pt" style:font-size-complex="12pt"/>
    </style:style>
    <style:style style:name="T2" style:family="text">
      <style:text-properties fo:font-variant="normal" fo:text-transform="none" style:text-position="0% 100%" style:font-name="Times New Roman" fo:font-size="12pt" style:text-underline-style="none" fo:font-weight="normal" officeooo:rsid="0014bc6d" style:font-size-asian="12pt" style:font-size-complex="12pt"/>
    </style:style>
    <style:style style:name="T3" style:family="text">
      <style:text-properties fo:font-variant="normal" fo:text-transform="none" style:text-position="0% 100%" style:font-name="Times New Roman" fo:font-size="12pt" fo:font-style="italic" style:text-underline-style="none" fo:font-weight="normal" style:font-size-asian="12pt" style:font-style-asian="italic" style:font-size-complex="12pt"/>
    </style:style>
    <style:style style:name="T4" style:family="text">
      <style:text-properties fo:font-variant="normal" fo:text-transform="none" style:text-position="0% 100%" style:font-name="Times New Roman" fo:font-size="12pt" fo:font-style="normal" style:text-underline-style="none" fo:font-weight="normal" style:font-size-asian="12pt" style:font-size-complex="12pt"/>
    </style:style>
    <style:style style:name="T5" style:family="text">
      <style:text-properties fo:font-variant="normal" fo:text-transform="none" style:text-position="0% 100%" style:font-name="Times New Roman" fo:font-size="12pt" fo:font-style="normal" style:text-underline-style="none" fo:font-weight="normal" officeooo:rsid="0015669c" style:font-size-asian="12pt" style:font-size-complex="12pt"/>
    </style:style>
    <style:style style:name="T6" style:family="text">
      <style:text-properties fo:font-variant="normal" fo:text-transform="none" style:text-position="0% 100%" fo:font-style="normal" style:text-underline-style="none" fo:font-weight="normal"/>
    </style:style>
    <style:style style:name="T7" style:family="text">
      <style:text-properties fo:font-variant="normal" fo:text-transform="none" fo:color="#000000" loext:opacity="100%" style:text-position="0% 100%" style:font-name="Times New Roman" fo:font-size="12pt" fo:font-style="normal" style:text-underline-style="none" fo:font-weight="normal" style:font-size-asian="12pt" style:font-size-complex="12pt"/>
    </style:style>
    <style:style style:name="T8" style:family="text">
      <style:text-properties officeooo:rsid="00236f24"/>
    </style:style>
    <style:style style:name="T9" style:family="text">
      <style:text-properties fo:color="#000000" loext:opacity="100%" style:font-name="Times New Roman" fo:font-size="12pt" style:font-size-asian="12pt" style:font-size-complex="12pt"/>
    </style:style>
    <style:style style:name="T10" style:family="text">
      <style:text-properties fo:color="#000000" loext:opacity="100%" officeooo:rsid="002d0e72"/>
    </style:style>
    <style:style style:name="T11" style:family="text">
      <style:text-properties fo:color="#000000" loext:opacity="100%" fo:font-weight="normal" officeooo:rsid="002416bc" style:font-weight-asian="normal" style:font-weight-complex="normal"/>
    </style:style>
    <style:style style:name="T12" style:family="text">
      <style:text-properties fo:color="#000000" loext:opacity="100%" fo:font-weight="bold" officeooo:rsid="002f871a" style:font-weight-asian="bold" style:font-weight-complex="bold"/>
    </style:style>
    <style:style style:name="T13" style:family="text">
      <style:text-properties officeooo:rsid="002bc50e"/>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font-name="Times New Roman" fo:font-size="12pt" officeooo:rsid="00135ac4" style:font-size-asian="12pt" style:font-size-complex="12pt"/>
    </style:style>
    <style:style style:name="T17" style:family="text">
      <style:text-properties style:font-name="Times New Roman" fo:font-size="12pt" officeooo:rsid="0014bc6d" style:font-size-asian="12pt" style:font-size-complex="12pt"/>
    </style:style>
    <style:style style:name="T18" style:family="text">
      <style:text-properties style:font-name="Times New Roman" fo:font-size="12pt" officeooo:rsid="002416bc" style:font-size-asian="12pt" style:font-size-complex="12pt"/>
    </style:style>
    <style:style style:name="T19" style:family="text">
      <style:text-properties style:font-name="Times New Roman" fo:font-size="12pt" officeooo:rsid="00262f41" style:font-size-asian="12pt" style:font-size-complex="12pt"/>
    </style:style>
    <style:style style:name="T20" style:family="text">
      <style:text-properties style:font-name="Times New Roman" fo:font-size="12pt" officeooo:rsid="0015669c" style:font-size-asian="12pt" style:font-size-complex="12pt"/>
    </style:style>
    <style:style style:name="T21" style:family="text">
      <style:text-properties style:font-name="Times New Roman" fo:font-size="12pt" officeooo:rsid="002bc50e" style:font-size-asian="12pt" style:font-size-complex="12pt"/>
    </style:style>
    <style:style style:name="T22" style:family="text">
      <style:text-properties style:font-name="Times New Roman" fo:font-size="12pt" officeooo:rsid="002af33f" style:font-size-asian="12pt" style:font-size-complex="12pt"/>
    </style:style>
    <style:style style:name="T23" style:family="text">
      <style:text-properties style:font-name="Times New Roman" fo:font-size="12pt" officeooo:rsid="001889aa" style:font-size-asian="12pt" style:font-size-complex="12pt"/>
    </style:style>
    <style:style style:name="T24" style:family="text">
      <style:text-properties style:font-name="Times New Roman" fo:font-size="12pt" officeooo:rsid="0018ea09" style:font-size-asian="12pt" style:font-size-complex="12pt"/>
    </style:style>
    <style:style style:name="T25" style:family="text">
      <style:text-properties style:font-name="Times New Roman" fo:font-size="12pt" officeooo:rsid="001bbd51" style:font-size-asian="12pt" style:font-size-complex="12pt"/>
    </style:style>
    <style:style style:name="T26" style:family="text">
      <style:text-properties style:font-name="Times New Roman" fo:font-size="12pt" officeooo:rsid="002bb0dd" style:font-size-asian="12pt" style:font-size-complex="12pt"/>
    </style:style>
    <style:style style:name="T27" style:family="text">
      <style:text-properties style:font-name="Times New Roman" fo:font-size="12pt" officeooo:rsid="001cb47b" style:font-size-asian="12pt" style:font-size-complex="12pt"/>
    </style:style>
    <style:style style:name="T28" style:family="text">
      <style:text-properties style:font-name="Times New Roman" fo:font-size="12pt" officeooo:rsid="001d8edd" style:font-size-asian="12pt" style:font-size-complex="12pt"/>
    </style:style>
    <style:style style:name="T29" style:family="text">
      <style:text-properties style:font-name="Times New Roman" fo:font-size="12pt" officeooo:rsid="0028c56a" style:font-size-asian="12pt" style:font-size-complex="12pt"/>
    </style:style>
    <style:style style:name="T30" style:family="text">
      <style:text-properties style:font-name="Times New Roman" fo:font-size="12pt" officeooo:rsid="001e85ee" style:font-size-asian="12pt" style:font-size-complex="12pt"/>
    </style:style>
    <style:style style:name="T31" style:family="text">
      <style:text-properties style:font-name="Times New Roman" fo:font-size="12pt" officeooo:rsid="00236f24" style:font-size-asian="12pt" style:font-size-complex="12pt"/>
    </style:style>
    <style:style style:name="T32" style:family="text">
      <style:text-properties style:font-name="Times New Roman" fo:font-size="12pt" officeooo:rsid="00259da4" style:font-size-asian="12pt" style:font-size-complex="12pt"/>
    </style:style>
    <style:style style:name="T33" style:family="text">
      <style:text-properties style:font-name="Times New Roman" fo:font-size="12pt" officeooo:rsid="002f871a" style:font-size-asian="12pt" style:font-size-complex="12pt"/>
    </style:style>
    <style:style style:name="T34" style:family="text">
      <style:text-properties style:font-name="Times New Roman" fo:font-size="12pt" officeooo:rsid="00315da9" style:font-size-asian="12pt" style:font-size-complex="12pt"/>
    </style:style>
    <style:style style:name="T35" style:family="text">
      <style:text-properties style:font-name="Times New Roman" fo:font-size="12pt" officeooo:rsid="0032648b" style:font-size-asian="12pt" style:font-size-complex="12pt"/>
    </style:style>
    <style:style style:name="T36" style:family="text">
      <style:text-properties style:font-name="Times New Roman" fo:font-size="12pt" officeooo:rsid="0035224d" style:font-size-asian="12pt" style:font-size-complex="12pt"/>
    </style:style>
    <style:style style:name="T37" style:family="text">
      <style:text-properties style:font-name="Times New Roman" fo:font-size="12pt" officeooo:rsid="003545d9" style:font-size-asian="12pt" style:font-size-complex="12pt"/>
    </style:style>
    <style:style style:name="T38" style:family="text">
      <style:text-properties style:font-name="Times New Roman" fo:font-size="12pt" style:font-size-asian="12pt" style:font-name-complex="Mangal" style:font-size-complex="12pt"/>
    </style:style>
    <style:style style:name="T39" style:family="text">
      <style:text-properties style:font-name="Times New Roman" fo:font-size="12pt" officeooo:rsid="0014bc6d" style:font-size-asian="12pt" style:font-name-complex="Mangal" style:font-size-complex="12pt"/>
    </style:style>
    <style:style style:name="T40" style:family="text">
      <style:text-properties style:font-name="Times New Roman" fo:font-size="12pt" officeooo:rsid="0015669c" style:font-size-asian="12pt" style:font-name-complex="Mangal" style:font-size-complex="12pt"/>
    </style:style>
    <style:style style:name="T41" style:family="text">
      <style:text-properties style:font-name="Times New Roman" fo:font-size="12pt" fo:font-style="italic" style:font-size-asian="12pt" style:font-style-asian="italic" style:font-size-complex="12pt"/>
    </style:style>
    <style:style style:name="T42" style:family="text">
      <style:text-properties style:font-name="Times New Roman" fo:font-size="12pt" fo:font-weight="bold" style:font-size-asian="12pt" style:font-weight-asian="bold" style:font-size-complex="12pt" style:font-weight-complex="bold"/>
    </style:style>
    <style:style style:name="T43" style:family="text">
      <style:text-properties style:font-name="Times New Roman" fo:font-size="12pt" fo:font-weight="bold" officeooo:rsid="002416bc" style:font-size-asian="12pt" style:font-weight-asian="bold" style:font-size-complex="12pt" style:font-weight-complex="bold"/>
    </style:style>
    <style:style style:name="T44" style:family="text">
      <style:text-properties style:font-name="Times New Roman" fo:font-size="12pt" fo:font-weight="bold" officeooo:rsid="00262f41" style:font-size-asian="12pt" style:font-weight-asian="bold" style:font-size-complex="12pt" style:font-weight-complex="bold"/>
    </style:style>
    <style:style style:name="T45" style:family="text">
      <style:text-properties style:font-name="Times New Roman" fo:font-size="12pt" fo:font-weight="bold" officeooo:rsid="002af33f" style:font-size-asian="12pt" style:font-weight-asian="bold" style:font-size-complex="12pt" style:font-weight-complex="bold"/>
    </style:style>
    <style:style style:name="T46" style:family="text">
      <style:text-properties style:font-name="Times New Roman" fo:font-size="12pt" fo:font-weight="bold" officeooo:rsid="001889aa" style:font-size-asian="12pt" style:font-weight-asian="bold" style:font-size-complex="12pt" style:font-weight-complex="bold"/>
    </style:style>
    <style:style style:name="T47" style:family="text">
      <style:text-properties style:font-name="Times New Roman" fo:font-size="12pt" fo:font-weight="bold" officeooo:rsid="001a6dda" style:font-size-asian="12pt" style:font-weight-asian="bold" style:font-size-complex="12pt" style:font-weight-complex="bold"/>
    </style:style>
    <style:style style:name="T48" style:family="text">
      <style:text-properties style:font-name="Times New Roman" fo:font-size="12pt" fo:font-weight="bold" officeooo:rsid="002bb0dd" style:font-size-asian="12pt" style:font-weight-asian="bold" style:font-size-complex="12pt" style:font-weight-complex="bold"/>
    </style:style>
    <style:style style:name="T49" style:family="text">
      <style:text-properties style:font-name="Times New Roman" fo:font-size="12pt" fo:font-weight="bold" officeooo:rsid="002e2421" style:font-size-asian="12pt" style:font-weight-asian="bold" style:font-size-complex="12pt" style:font-weight-complex="bold"/>
    </style:style>
    <style:style style:name="T50" style:family="text">
      <style:text-properties style:font-name="Times New Roman" fo:font-size="12pt" fo:font-weight="bold" officeooo:rsid="0035224d" style:font-size-asian="12pt" style:font-weight-asian="bold" style:font-size-complex="12pt" style:font-weight-complex="bold"/>
    </style:style>
    <style:style style:name="T51" style:family="text">
      <style:text-properties style:font-name="Times New Roman" fo:font-size="12pt" fo:font-weight="bold" officeooo:rsid="003417c6" style:font-size-asian="12pt" style:font-weight-asian="bold" style:font-name-complex="Mangal" style:font-size-complex="12pt" style:font-weight-complex="bold"/>
    </style:style>
    <style:style style:name="T52" style:family="text">
      <style:text-properties style:font-name="Times New Roman" fo:font-size="12pt" fo:font-weight="normal" officeooo:rsid="002416bc" style:font-size-asian="12pt" style:font-weight-asian="normal" style:font-size-complex="12pt" style:font-weight-complex="normal"/>
    </style:style>
    <style:style style:name="T53" style:family="text">
      <style:text-properties style:font-name="Times New Roman" fo:font-size="12pt" fo:font-weight="normal" officeooo:rsid="002af33f" style:font-size-asian="12pt" style:font-weight-asian="normal" style:font-size-complex="12pt" style:font-weight-complex="normal"/>
    </style:style>
    <style:style style:name="T54" style:family="text">
      <style:text-properties style:font-name="Times New Roman" fo:font-size="12pt" fo:font-weight="normal" officeooo:rsid="0018ea09" style:font-size-asian="12pt" style:font-weight-asian="normal" style:font-size-complex="12pt" style:font-weight-complex="normal"/>
    </style:style>
    <style:style style:name="T55" style:family="text">
      <style:text-properties style:font-name="Times New Roman" fo:font-size="12pt" fo:font-weight="normal" officeooo:rsid="001a6dda" style:font-size-asian="12pt" style:font-weight-asian="normal" style:font-size-complex="12pt" style:font-weight-complex="normal"/>
    </style:style>
    <style:style style:name="T56" style:family="text">
      <style:text-properties style:font-name="Times New Roman" fo:font-size="12pt" fo:font-weight="normal" officeooo:rsid="00315da9" style:font-size-asian="12pt" style:font-weight-asian="normal" style:font-size-complex="12pt" style:font-weight-complex="normal"/>
    </style:style>
    <style:style style:name="T57"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office:annotation office:name="0" loext:resolved="false"><dc:creator> </dc:creator><dc:date>2023-06-01T18:18:00</dc:date><text:p>On ne voit pas assez bien l’entonnoir d’idées qui doit aboutir à tes questions et hypotheses. C’est un peu décousu. Il faut le retravailler.</text:p><text:p>La justif sur pourquoi travailler sur des groups trophiques doit être améliorée. </text:p><text:p>Le cadre conceptuel n’est pas clair, il faut que l’on puisse se dire: “ah Ok, il teste l’hypothèse MACHIN ou BIDULE proposée par .xxx”. Par ex <text:span text:style-name="T57">Understanding how ecological communities are organised across space scales is a long-standing question in community ecology with a well-established conceptual framework (Keddy &amp; Weiher, 1995,</text:span> Lortie 2004, Garnier &amp; Navas 2013<text:span text:style-name="T57">).</text:span> However, understanding the relative part of spatial process, environmental filtering and biotic interactions in multi-trophic community assemblage still deserve much works (Eisenhauer, 20xx) since our current knowledge is based on a restricted number of organisms (plants, fishes, …). </text:p><text:p>Enfin il faut être plus précis dans tes affirmations set les assoir avec des ref biblio</text:p></office:annotation><text:span text:style-name="Police_20_par_20_défaut"><text:span text:style-name="T15">Introduction</text:span></text:span><office:annotation-end office:name="0"/></text:h>
      <text:p text:style-name="P1"><text:span text:style-name="Police_20_par_20_défaut"><text:span text:style-name="T15">While a lot of studies focused on above-ground communities and their dynamics through time and space, the below-ground part of the ecosystems still remain poorly studied (Vaněk 1975) (Nielsen </text:span></text:span><text:span text:style-name="Police_20_par_20_défaut"><text:span text:style-name="T41">et al.</text:span></text:span><text:span text:style-name="Police_20_par_20_défaut"><text:span text:style-name="T15"> 2010). The reasons are multiple, for instance, </text:span></text:span><text:span text:style-name="Police_20_par_20_défaut"><text:span text:style-name="T16">complexity of the system</text:span></text:span><text:span text:style-name="Police_20_par_20_défaut"><text:span text:style-name="T15"> </text:span></text:span><text:reference-mark-start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Marque_20_de_20_commentaire"><text:span text:style-name="T38">(Turner 2021)</text:span></text:span><text:reference-mark-end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T38">, </text:span><text:span text:style-name="Police_20_par_20_défaut"><text:span text:style-name="T15">difficulties to account all of taxas : “(…) we only know at best a tiny fraction of the existing species diversity, and (2) our knowledge of both the distribution and abundance of many known species remains very poor” (Wilson, 2002). Decaëns (2010) also stated that a very little is known about soil organisms taxonomy, systematics and biogeography.</text:span></text:span></text:p>
      <text:p text:style-name="P2"><text:span text:style-name="Police_20_par_20_défaut"><text:span text:style-name="T15">Nevertheless, the soil constitutes the base for every terrestrial ecosystem, </text:span></text:span><text:span text:style-name="Police_20_par_20_défaut"><text:span text:style-name="T17">therefore, it </text:span></text:span><text:span text:style-name="Police_20_par_20_défaut"><text:span text:style-name="T15">is the habitat of multiple forms of life. Thus, it is very important in </text:span></text:span><text:span text:style-name="Police_20_par_20_défaut"><text:span text:style-name="T17">mountain, where the soil formation is quite recent </text:span></text:span><text:reference-mark-start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2">(Egli </text:span></text:span><text:span text:style-name="T3">et al.</text:span><text:span text:style-name="T1"> 2014)</text:span><text:reference-mark-end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15">. Actually, soil hosts a huge amount of diversity, as well as it contains a lot of terrestrial fauna families (Gongalsky 2021), and enormous unique microbial communities (Griffiths &amp; Philippot 2013). In addition, its role in ecosystems functioning and biogeochemical cycles is essential, thanks to micro and macro fauna, putting compounds into movement, accelerating decomposition and mineralization (Bradford </text:span></text:span><text:span text:style-name="Police_20_par_20_défaut"><text:span text:style-name="T41">et al.</text:span></text:span><text:span text:style-name="Police_20_par_20_défaut"><text:span text:style-name="T15"> 2002). Soil is the major compartment that is sequestering carbon (Lal </text:span></text:span><text:span text:style-name="Police_20_par_20_défaut"><text:span text:style-name="T41">et al.</text:span></text:span><text:span text:style-name="Police_20_par_20_défaut"><text:span text:style-name="T15"> 2015), which is relevant in </text:span></text:span><text:span text:style-name="Police_20_par_20_défaut"><text:span text:style-name="T17">a global warming context.</text:span></text:span><text:span text:style-name="Police_20_par_20_défaut"><text:span text:style-name="T15"> As every habitat on Earth, the soil experience human activities, mostly pollution, land uses, depletion of nutrients, loss of organic matter and changes in pH balance (Geisen </text:span></text:span><text:span text:style-name="Police_20_par_20_défaut"><text:span text:style-name="T41">et al.</text:span></text:span><text:span text:style-name="Police_20_par_20_défaut"><text:span text:style-name="T15"> 2019), (Tibbett </text:span></text:span><text:span text:style-name="Police_20_par_20_défaut"><text:span text:style-name="T41">et al.</text:span></text:span><text:span text:style-name="Police_20_par_20_défaut"><text:span text:style-name="T15"> 2020). </text:span></text:span></text:p>
      <text:p text:style-name="Standard"><text:span text:style-name="T9">Understanding how ecological communities are organised across space scales is a long-standing question in community ecology with a well-established conceptual framework. </text:span><text:reference-mark-start text:name="ZOTERO_ITEM CSL_CITATION {&quot;citationID&quot;:&quot;iMcDnwIg&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Rjifv6p3CC"/><text:span text:style-name="T7">(Deca</text:span><text:span text:style-name="T6">ëns 2010)</text:span><text:reference-mark-end text:name="ZOTERO_ITEM CSL_CITATION {&quot;citationID&quot;:&quot;iMcDnwIg&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Rjifv6p3CC"/>. </text:p>
      <text:p text:style-name="P2"><text:span text:style-name="Police_20_par_20_défaut"><text:span text:style-name="T11"><text:s/></text:span></text:span><text:span text:style-name="Police_20_par_20_défaut"><text:span text:style-name="T10">However, understanding the relative part of spatial process, environmental filtering and biotic interactions in multi-trophic community assemblage still deserve much works </text:span></text:span><text:span text:style-name="Police_20_par_20_défaut"><text:span text:style-name="T12">[REF]</text:span></text:span></text:p>
      <text:p text:style-name="P2"><text:span text:style-name="Police_20_par_20_défaut"><text:span text:style-name="T18"><text:s/>The filters don’t affect the diversity with the same intensity </text:span></text:span><text:span text:style-name="Police_20_par_20_défaut"><text:span text:style-name="T43">[ref]. </text:span></text:span><text:span text:style-name="Police_20_par_20_défaut"><text:span text:style-name="T52">It’s prevalent to identify, in a given context, which spatial scale encompass the most the diversity and in a second time, quantify the reciprocal part of factors. </text:span></text:span><text:span text:style-name="Police_20_par_20_défaut"><text:span text:style-name="T15"><text:line-break/> Theses information about limiting factors, environmental influences are relevant in order to guide preservation and protection of biodiversity (Whittaker et al. 2001). In a context of global warming and modifications of land uses, predictions of how soil biodiversity changes over time could help us to forecast the impact of climate and land changes on soil fauna, and consequently on ecosystems. </text:span></text:span><text:span text:style-name="Police_20_par_20_défaut"><text:span text:style-name="T44">According to</text:span></text:span><text:span text:style-name="Police_20_par_20_défaut"><text:span text:style-name="T19"> </text:span></text:span></text:p>
      <text:p text:style-name="P1"><text:span text:style-name="Police_20_par_20_défaut"><text:span text:style-name="T15">Several researches have used attitudinal gradient as complex factor, structuring soil’s fauna (Fischer </text:span></text:span><text:span text:style-name="Police_20_par_20_défaut"><text:span text:style-name="T41">et al.</text:span></text:span><text:span text:style-name="Police_20_par_20_défaut"><text:span text:style-name="T15"> n.d.), (Peters </text:span></text:span><text:span text:style-name="Police_20_par_20_défaut"><text:span text:style-name="T41">et al.</text:span></text:span><text:span text:style-name="Police_20_par_20_défaut"><text:span text:style-name="T15"> 2016), (Yin </text:span></text:span><text:span text:style-name="Police_20_par_20_défaut"><text:span text:style-name="T41">et al.</text:span></text:span><text:span text:style-name="Police_20_par_20_défaut"><text:span text:style-name="T15"> 2017). It has the advantage to imply a lot of different </text:span></text:span><text:soft-page-break/><text:span text:style-name="Police_20_par_20_défaut"><text:span text:style-name="T15">parameters such as pH, temperature, water deficit, incident light. </text:span></text:span><text:span text:style-name="Police_20_par_20_défaut"><text:span text:style-name="T20">The number of variables involved in an a</text:span></text:span><text:span text:style-name="Police_20_par_20_défaut"><text:span text:style-name="T21">l</text:span></text:span><text:span text:style-name="Police_20_par_20_défaut"><text:span text:style-name="T20">titudinal gradient make</text:span></text:span><text:span text:style-name="Police_20_par_20_défaut"><text:span text:style-name="T22">s</text:span></text:span><text:span text:style-name="Police_20_par_20_défaut"><text:span text:style-name="T20"> this system very unique.</text:span></text:span><text:reference-mark-start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5">(K</text:span></text:span><text:span text:style-name="T4">örner 2007)</text:span><text:reference-mark-end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15">. </text:span></text:span><text:span text:style-name="Police_20_par_20_défaut"><text:span text:style-name="T39">Nevertheless, theses researches are focusing on a gradient that controls a lot of directs and indirect factors, also playing a role in fauna and vegetation communities. </text:span></text:span><text:span text:style-name="Police_20_par_20_défaut"><text:span text:style-name="T40">It might be possible that elevation gradient masks a stronger factor, unidentified. </text:span></text:span><text:span text:style-name="Police_20_par_20_défaut"><text:span text:style-name="T51">[ref]</text:span></text:span><text:span text:style-name="Police_20_par_20_défaut"><text:span text:style-name="T39"> </text:span></text:span><text:span text:style-name="Police_20_par_20_défaut"><text:span text:style-name="T40">In order to understand how species are distributed in space, it’s also quite relevant to work on theses factors, in addition with altitude, to highlight respective contributions to communities</text:span></text:span><text:span text:style-name="Police_20_par_20_défaut"><text:span text:style-name="T15">(Perrigo </text:span></text:span><text:span text:style-name="Police_20_par_20_défaut"><text:span text:style-name="T41">et al.</text:span></text:span><text:span text:style-name="Police_20_par_20_défaut"><text:span text:style-name="T15"> 2020). </text:span></text:span><text:span text:style-name="Police_20_par_20_défaut"><text:span text:style-name="T22">In previous researches, </text:span></text:span><text:span text:style-name="Police_20_par_20_défaut"><text:span text:style-name="T45">[IRENE CALDERON], </text:span></text:span><text:span text:style-name="Police_20_par_20_défaut"><text:span text:style-name="T53">it was found that along altitude gradients, the factors impacting trophic groups aren’t the same, as they can be grouped into four main hypothesis </text:span></text:span><text:span text:style-name="Police_20_par_20_défaut"><text:span text:style-name="T56">(Habitat heterogeneity, Energy, Abiotic Tolerance and Ressource Heterogeneity). </text:span></text:span></text:p>
      <text:p text:style-name="P1"><text:span text:style-name="Police_20_par_20_défaut"><text:span text:style-name="T15">Nevertheless, </text:span></text:span><text:span text:style-name="Police_20_par_20_défaut"><text:span text:style-name="T23">as </text:span></text:span><text:span text:style-name="Police_20_par_20_défaut"><text:span text:style-name="T15">Gongalsky 2021 supported, soil macro fauna is very diverse and includes a lot of animal families. In other words, interactions between living forms and abiotic and biotic parameters are multiple, but their </text:span></text:span><text:span text:style-name="Police_20_par_20_défaut"><text:span text:style-name="T24">role in ecosystem aren’t equal</text:span></text:span><text:span text:style-name="Police_20_par_20_défaut"><text:span text:style-name="T15">.</text:span></text:span><text:span text:style-name="Police_20_par_20_défaut"><text:span text:style-name="T46">[REF]. </text:span></text:span><text:span text:style-name="Police_20_par_20_défaut"><text:span text:style-name="T54">The trophic network is a g</text:span></text:span><text:span text:style-name="Police_20_par_20_défaut"><text:span text:style-name="T55">reat</text:span></text:span><text:span text:style-name="Police_20_par_20_défaut"><text:span text:style-name="T54"> proxi to fauna communities, </text:span></text:span><text:span text:style-name="Police_20_par_20_défaut"><text:span text:style-name="T55">because it highlights consumption interaction, </text:span></text:span><text:span text:style-name="Police_20_par_20_défaut"><text:span text:style-name="T53">a</text:span></text:span><text:span text:style-name="Police_20_par_20_défaut"><text:span text:style-name="T55">s observed in the study conducted by </text:span></text:span><text:span text:style-name="Police_20_par_20_défaut"><text:span text:style-name="T53">[</text:span></text:span><text:span text:style-name="Police_20_par_20_défaut"><text:span text:style-name="T45">CALDERON</text:span></text:span><text:span text:style-name="Police_20_par_20_défaut"><text:span text:style-name="T53">]</text:span></text:span><text:span text:style-name="Police_20_par_20_défaut"><text:span text:style-name="T55">. Its evolution through time and space gives information about how a community changes </text:span></text:span><text:span text:style-name="Police_20_par_20_défaut"><text:span text:style-name="T47">[REF]</text:span></text:span><text:span text:style-name="Police_20_par_20_défaut"><text:span text:style-name="T55">. Finally, it gives precision about trophic niches of animal </text:span></text:span><text:span text:style-name="Police_20_par_20_défaut"><text:span text:style-name="T47">[REF]. </text:span></text:span></text:p>
      <text:p text:style-name="P2"><text:span text:style-name="Police_20_par_20_défaut"><text:span text:style-name="T15">Thus, focusing on trophic guilds helps us to better understand </text:span></text:span><text:span text:style-name="Police_20_par_20_défaut"><text:span text:style-name="T25">the foodweb structure of a given site.</text:span></text:span><text:span text:style-name="Police_20_par_20_défaut"><text:span text:style-name="T47">[</text:span></text:span><text:span text:style-name="Police_20_par_20_défaut"><text:span text:style-name="T48">CALDERON</text:span></text:span><text:span text:style-name="Police_20_par_20_défaut"><text:span text:style-name="T47">]</text:span></text:span><text:span text:style-name="Police_20_par_20_défaut"><text:span text:style-name="T15">. </text:span></text:span><text:span text:style-name="Police_20_par_20_défaut"><text:span text:style-name="T26">Then they were</text:span></text:span><text:span text:style-name="Police_20_par_20_défaut"><text:span text:style-name="T15"> able to </text:span></text:span><text:span text:style-name="Police_20_par_20_défaut"><text:span text:style-name="T25">link</text:span></text:span><text:span text:style-name="Police_20_par_20_défaut"><text:span text:style-name="T15"> the main environmental factors </text:span></text:span><text:span text:style-name="Police_20_par_20_défaut"><text:span text:style-name="T25">with</text:span></text:span><text:span text:style-name="Police_20_par_20_défaut"><text:span text:style-name="T15"> trophic guild composition. Moreover, trophic guilds could be linked together by organic </text:span></text:span><text:span text:style-name="Police_20_par_20_défaut"><text:span text:style-name="T27">matter (which is the main comportment from foodweeb balance) </text:span></text:span><text:span text:style-name="Police_20_par_20_défaut"><text:span text:style-name="T15">in which case a perturbation at a lower trophic level could have consequences at higher levels (Bradford </text:span></text:span><text:span text:style-name="Police_20_par_20_défaut"><text:span text:style-name="T41">et al.</text:span></text:span><text:span text:style-name="Police_20_par_20_défaut"><text:span text:style-name="T15"> 2002). </text:span></text:span></text:p>
      <text:p text:style-name="P1"><text:span text:style-name="Police_20_par_20_défaut"><text:span text:style-name="T36">Concerning how to measure biodiversity, [</text:span></text:span><text:span text:style-name="Police_20_par_20_défaut"><text:span text:style-name="T50">refS</text:span></text:span><text:span text:style-name="Police_20_par_20_défaut"><text:span text:style-name="T36">] showed that a large amount of metrics are possible/ <text:s/>If </text:span></text:span><text:span text:style-name="Police_20_par_20_défaut"><text:span text:style-name="T15">biodiversity metrics are diverse, </text:span></text:span><text:span text:style-name="Police_20_par_20_défaut"><text:span text:style-name="T36">they also have </text:span></text:span><text:span text:style-name="Police_20_par_20_défaut"><text:span text:style-name="T15">advantages, drawbacks, and habitat or scales preferences (Pulleman </text:span></text:span><text:span text:style-name="Police_20_par_20_défaut"><text:span text:style-name="T41">et al.</text:span></text:span><text:span text:style-name="T15"> 2012),(Dopheide </text:span><text:span text:style-name="Police_20_par_20_défaut"><text:span text:style-name="T41">et al.</text:span></text:span><text:span text:style-name="T15"> 2020), (Willis 2019). </text:span><text:span text:style-name="Police_20_par_20_défaut"><text:span text:style-name="T15">Alpha taxonomic diversity </text:span></text:span><text:span text:style-name="Police_20_par_20_défaut"><text:span text:style-name="T28">informs about a single and target location</text:span></text:span><text:span text:style-name="Police_20_par_20_défaut"><text:span text:style-name="T15">. This is why, since 1960, beta diversity index are used in order to complete information given by alpha diversity (Tuomisto 2010). Beta diversity metrics measures three index : The spatial turnover (replacement rate), the nestedness-resultant dissimilarity, <text:s/>and the total dissimilarity between two samples, two plots, or at high scale. It’s a</text:span></text:span><text:span text:style-name="Police_20_par_20_défaut"><text:span text:style-name="T28">n additi</text:span></text:span><text:span text:style-name="Police_20_par_20_défaut"><text:span text:style-name="T29">onal </text:span></text:span><text:span text:style-name="Police_20_par_20_défaut"><text:span text:style-name="T15">way to understand how species </text:span></text:span><text:span text:style-name="Police_20_par_20_défaut"><text:span text:style-name="T30">are </text:span></text:span><text:span text:style-name="Police_20_par_20_défaut"><text:span text:style-name="T28">distributed </text:span></text:span><text:span text:style-name="Police_20_par_20_défaut"><text:span text:style-name="T15">or how they are replaced. It can be paired with alpha diversity, mostly in an aim of previous description. <text:line-break/>Just like alpha diversity, beta diversity is under influences of many factors, such as geographic distance, environmental variables or biotic </text:span></text:span><text:span text:style-name="Police_20_par_20_défaut"><text:span text:style-name="T31">interactions</text:span></text:span><text:span text:style-name="Police_20_par_20_défaut"><text:span text:style-name="T15"> </text:span></text:span><text:bookmark-start text:name="ZOTERO_ITEM_CSL_CITATION_{&quot;citationID&quot;:&quot;"/><text:span text:style-name="Police_20_par_20_défaut"><text:span text:style-name="T15">(Rodriguez-Artigas </text:span></text:span><text:span text:style-name="Police_20_par_20_défaut"><text:span text:style-name="T41">et al.</text:span></text:span><text:span text:style-name="T15"> 2016)</text:span><text:bookmark-end text:name="ZOTERO_ITEM_CSL_CITATION_{&quot;citationID&quot;:&quot;"/><text:span text:style-name="Police_20_par_20_défaut"><text:span text:style-name="T15">.</text:span></text:span></text:p>
      <text:p text:style-name="P4"><text:soft-page-break/><text:span text:style-name="T8">As </text:span><text:reference-mark-start text:name="ZOTERO_ITEM CSL_CITATION {&quot;citationID&quot;:&quot;sqbqYVEo&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fDvkoCkXWZ"/><text:span text:style-name="T8">(Steiner &amp; Leibold 2004)</text:span><text:reference-mark-end text:name="ZOTERO_ITEM CSL_CITATION {&quot;citationID&quot;:&quot;sqbqYVEo&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fDvkoCkXWZ"/><text:span text:style-name="T8"> supported, the beta biodiversity isn’t equally influenced across spatial scale. It means that the filters limiting or increasing biodiversity are not the same if we look at a small scale like between two sample units (local) or between two mountains, </text:span><text:span text:style-name="T13">in our case</text:span><text:span text:style-name="T8"> (regional).</text:span></text:p>
      <text:p text:style-name="P3"><text:span text:style-name="T34">Here, we drew inspiration from [CALDERON], work and linked </text:span><text:span text:style-name="T35">beta </text:span><text:span text:style-name="T34">biodiversity pattern on various scales with factors belonging to </text:span><text:span text:style-name="T35">biotic interactions, geographic distance or habitat </text:span><text:span text:style-name="T37">composition</text:span><text:span text:style-name="T35">. </text:span></text:p>
      <text:p text:style-name="P3"><text:span text:style-name="Police_20_par_20_défaut"><text:span text:style-name="T15">The main hypothesis states that, geographic distance is the main factor driving communities at larger spatial scales. In other terms, colonization abilities </text:span></text:span><text:span text:style-name="Police_20_par_20_défaut"><text:span text:style-name="T18">and biogeography </text:span></text:span><text:span text:style-name="Police_20_par_20_défaut"><text:span text:style-name="T15">should be the principal obstacle</text:span></text:span><text:span text:style-name="Police_20_par_20_défaut"><text:span text:style-name="T18">s</text:span></text:span><text:span text:style-name="Police_20_par_20_défaut"><text:span text:style-name="T15"> in organism spreading, as </text:span></text:span><text:reference-mark-start text:name="ZOTERO_ITEM CSL_CITATION {&quot;citationID&quot;:&quot;8w9tnUlG&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8M0Qv6nA9l"/><text:span text:style-name="Police_20_par_20_défaut"><text:span text:style-name="T15">(Drake 1990)</text:span></text:span><text:reference-mark-end text:name="ZOTERO_ITEM CSL_CITATION {&quot;citationID&quot;:&quot;8w9tnUlG&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8M0Qv6nA9l"/><text:span text:style-name="Police_20_par_20_défaut"><text:span text:style-name="T42"> </text:span></text:span><text:span text:style-name="Police_20_par_20_défaut"><text:span text:style-name="T15">already supported. In addition at intermediate scale, we suspect a role of habitat variable, like climate, or the vegetation openin</text:span></text:span><text:span text:style-name="Police_20_par_20_défaut"><text:span text:style-name="T33">g </text:span></text:span><text:reference-mark-start text:name="ZOTERO_ITEM CSL_CITATION {&quot;citationID&quot;:&quot;JNdECsLM&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71kmmKPt6Y"/><text:span text:style-name="Police_20_par_20_défaut"><text:span text:style-name="T15">(Beaugrand 2023)</text:span></text:span><text:reference-mark-end text:name="ZOTERO_ITEM CSL_CITATION {&quot;citationID&quot;:&quot;JNdECsLM&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71kmmKPt6Y"/><text:span text:style-name="Police_20_par_20_défaut"><text:span text:style-name="T15">. </text:span></text:span><text:span text:style-name="Police_20_par_20_défaut"><text:span text:style-name="T35">A</text:span></text:span><text:span text:style-name="Police_20_par_20_défaut"><text:span text:style-name="T15">t a lower spatial scale, biotic </text:span></text:span><text:span text:style-name="Police_20_par_20_défaut"><text:span text:style-name="T32">interaction</text:span></text:span><text:span text:style-name="Police_20_par_20_défaut"><text:span text:style-name="T33">s</text:span></text:span><text:span text:style-name="Police_20_par_20_défaut"><text:span text:style-name="T15"> such as vegetation composition, </text:span></text:span><text:span text:style-name="Police_20_par_20_défaut"><text:span text:style-name="T36">nutrient availability,</text:span></text:span><text:span text:style-name="Police_20_par_20_défaut"><text:span text:style-name="T15"> </text:span></text:span><text:span text:style-name="Police_20_par_20_défaut"><text:span text:style-name="T32">predation</text:span></text:span><text:span text:style-name="Police_20_par_20_défaut"><text:span text:style-name="T33">s</text:span></text:span><text:span text:style-name="Police_20_par_20_défaut"><text:span text:style-name="T32">, competitions should </text:span></text:span><text:span text:style-name="Police_20_par_20_défaut"><text:span text:style-name="T15">drive communities beta-diversity. </text:span></text:span><text:span text:style-name="Police_20_par_20_défaut"><text:span text:style-name="T49">[CALDERON]</text:span></text:span><text:span text:style-name="Police_20_par_20_défaut"><text:span text:style-name="T15"><text:line-break/>Finally, we make the assumptions that </text:span></text:span><text:span text:style-name="Police_20_par_20_défaut"><text:span text:style-name="T32">factors influencing every trophic guild are not totally the same, because each trophic guild respond to their own pressure factors </text:span></text:span><text:span text:style-name="Police_20_par_20_défaut"><text:span text:style-name="T42">[</text:span></text:span><text:span text:style-name="Police_20_par_20_défaut"><text:span text:style-name="T49">CALDERON</text:span></text:span><text:span text:style-name="Police_20_par_20_défaut"><text:span text:style-name="T42">].</text:span></text:span></text:p>
      <text:p text:style-name="P3"><text:span text:style-name="Police_20_par_20_défa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right="0cm" style:line-height-at-least="0.423cm" fo:hyphenation-ladder-count="no-limit" fo:text-indent="-1.27cm" style:auto-text-indent="false">
        <style:tab-stops/>
      </style:paragraph-properties>
      <style:text-properties fo:hyphenate="false" loext:hyphenation-no-caps="false" loext:hyphenation-no-last-word="false" loext:hyphenation-word-char-count="no-limit" loext:hyphenation-zone="no-limit"/>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loext:hyphenation-no-last-word="false" loext:hyphenation-word-char-count="no-limit" loext:hyphenation-zone="no-limit"/>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5-02T15:00:00Z</meta:creation-date>
    <dc:date>2023-06-05T11:38:12.415000000</dc:date>
    <meta:editing-cycles>51</meta:editing-cycles>
    <meta:editing-duration>P1DT3H7M19S</meta:editing-duration>
    <meta:document-statistic meta:table-count="0" meta:image-count="0" meta:object-count="0" meta:page-count="3" meta:paragraph-count="13" meta:word-count="1052" meta:character-count="7082" meta:non-whitespace-character-count="6029"/>
    <meta:user-defined meta:name="ZOTERO_PREF_1">&lt;data data-version="3" zotero-version="6.0.26"&gt;&lt;session id="Aq8N7ZEc"/&gt;&lt;style id="http://www.zotero.org/styles/ecology-letters" hasBibliography="1" bibliographyStyleHasBeenSet="1"/&gt;&lt;prefs&gt;&lt;pref name="fieldType" value="ReferenceMark"/&gt;&lt;pref name="automatic</meta:user-defined>
    <meta:user-defined meta:name="ZOTERO_PREF_2">JournalAbbreviations" value="true"/&gt;&lt;/prefs&gt;&lt;/data&gt;</meta:user-defined>
    <meta:template xlink:type="simple" xlink:actuate="onRequest" xlink:title="" xlink:href="../../../../../../../Users/PC/Downloads/Intro.odt/Normal"/>
  </office:meta>
</office:document-meta>
</file>